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509cm" fo:min-width="5.259cm" fo:padding-top="0.15cm" fo:padding-bottom="0.15cm" fo:padding-left="0.275cm" fo:padding-right="0.275cm"/>
    </style:style>
    <style:style style:name="gr2" style:family="graphic" style:parent-style-name="standard">
      <style:graphic-properties svg:stroke-width="0.08cm" svg:stroke-color="#000000" draw:marker-start-width="0.33cm" draw:marker-end-width="0.33cm" draw:fill="none" draw:textarea-vertical-align="middle" draw:auto-grow-height="false" fo:min-height="6.741cm" fo:min-width="6.492cm" fo:padding-top="0.165cm" fo:padding-bottom="0.165cm" fo:padding-left="0.29cm" fo:padding-right="0.29cm" fo:wrap-option="wrap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6.138cm" fo:min-width="1.781cm"/>
    </style:style>
    <style:style style:name="gr4" style:family="graphic" style:parent-style-name="standard">
      <style:graphic-properties svg:stroke-width="0.08cm" svg:stroke-color="#000000" draw:marker-start-width="0.33cm" draw:marker-end-width="0.33cm" draw:fill="none" draw:textarea-horizontal-align="justify" draw:textarea-vertical-align="middle" draw:auto-grow-height="false" fo:min-height="3.478cm" fo:min-width="0.518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668cm" fo:min-width="0.419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8cm" draw:marker-end-width="0.28cm" draw:fill="hatch" draw:fill-color="#ffffff" draw:fill-hatch-name="Red_20_90_20_Degrees_20_Crossed_20_1" draw:fill-hatch-solid="false" draw:textarea-horizontal-align="justify" draw:textarea-vertical-align="middle" draw:auto-grow-height="false" fo:min-height="5.86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3cm" svg:stroke-color="#000000" draw:marker-start-width="0.25cm" draw:marker-end="Linienspitzen_20_2" draw:marker-end-width="0.3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1.393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67cm" fo:min-width="0.419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2.21cm" fo:min-width="0.591cm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673cm"/>
      <style:paragraph-properties style:writing-mode="lr-tb"/>
    </style:style>
    <style:style style:name="gr20" style:family="graphic" style:parent-style-name="objectwithoutfill">
      <style:graphic-properties svg:stroke-width="0.03cm" svg:stroke-color="#000000" draw:marker-start-width="0.25cm" draw:marker-end="Linienspitzen_20_3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hatch" draw:fill-color="#ffffff" draw:fill-hatch-name="Red_20_90_20_Degrees_20_Crossed_20_1" draw:fill-hatch-solid="fals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13cm" svg:height="8.213cm" svg:x="12.786cm" svg:y="1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072cm" svg:height="7.071cm" svg:x="13.334cm" svg:y="2.408cm">
          <text:p/>
          <draw:enhanced-geometry draw:glue-point-type="segments" draw:type="mso-spt100" draw:modifiers="-120.945387454358 120.74625279262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2.281cm" svg:height="6.388cm" svg:x="15.068cm" svg:y="2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52cm" svg:height="5.384cm" svg:x="15.981cm" svg:y="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756cm" svg:y1="8.567cm" svg:x2="16.756cm" svg:y2="15.593cm">
          <text:p/>
        </draw:line>
        <draw:line draw:style-name="gr5" draw:text-style-name="P1" draw:layer="layout" svg:x1="16.802cm" svg:y1="14.544cm" svg:x2="9.456cm" svg:y2="14.544cm">
          <text:p/>
        </draw:line>
        <draw:line draw:style-name="gr5" draw:text-style-name="P1" draw:layer="layout" svg:x1="9.456cm" svg:y1="5.966cm" svg:x2="9.456cm" svg:y2="8.521cm">
          <text:p/>
        </draw:line>
        <draw:line draw:style-name="gr5" draw:text-style-name="P1" draw:layer="layout" svg:x1="13.334cm" svg:y1="5.966cm" svg:x2="9.456cm" svg:y2="5.966cm">
          <text:p/>
        </draw:line>
        <draw:line draw:style-name="gr5" draw:text-style-name="P1" draw:layer="layout" svg:x1="9.456cm" svg:y1="8.521cm" svg:x2="9.456cm" svg:y2="14.452cm">
          <text:p/>
        </draw:line>
        <draw:custom-shape draw:style-name="gr6" draw:text-style-name="P2" draw:layer="layout" svg:width="1.369cm" svg:height="1.368cm" svg:x="8.771cm" svg:y="10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cm" svg:y1="11.624cm" svg:x2="9.913cm" svg:y2="10.711cm">
          <text:p/>
        </draw:line>
        <draw:g>
          <svg:title>TexMaths</svg:title>
          <svg:desc>18§latex§$U_{E}$§svg§600§TRUE§</svg:desc>
          <draw:g>
            <draw:path draw:style-name="gr8" draw:text-style-name="P3" draw:layer="layout" svg:width="0.436cm" svg:height="0.442cm" svg:x="10.412cm" svg:y="11.049cm" svg:viewBox="0 0 437 443" svg:d="M358 66c5-25 18-44 68-46 2 0 11 0 11-13-3-2 0-7-9-7-20 0-44 2-65 2-22 0-45-2-65-2-3 0-11 0-11 13 0 7 6 7 11 7 36 0 43 14 43 27 0 1-1 12-1 14-20 75-39 150-58 224-21 85-93 139-156 139-43 0-77-27-77-81 0-2 0-22 7-50 20-82 40-163 61-245 5-21 7-28 52-28 16 0 21 0 21-13 0-7-7-7-9-7-16 0-62 2-79 2-19 0-64-2-82-2-6 0-11 0-11 13 0 7 5 7 16 7 2 0 15 0 25 2 11 0 16 1 16 9 0 3-7 30-10 44-4 19-9 37-13 56-7 25-36 144-39 154-4 18-4 29-4 38 0 75 57 120 122 120 81 0 158-71 180-154 18-74 37-148 56-223z">
              <text:p/>
            </draw:path>
            <draw:path draw:style-name="gr8" draw:text-style-name="P3" draw:layer="layout" svg:width="0.339cm" svg:height="0.299cm" svg:x="10.83cm" svg:y="11.273cm" svg:viewBox="0 0 340 300" svg:d="M318 197c4-5 2-4 4-7 0-3-2-7-9-7-2 1-2 0-4 2s-2 2-7 12c-29 65-52 87-124 87-25 0-49 0-74 0-14 0-14 0-14-4 0-2 0-4 2-11 9-39 19-78 28-116 17 0 34 0 51 0 34 0 39 5 39 19 0 6-2 13-3 20 0 4 0 4 0 5 2 2 0 6 7 6 5 0 7-2 9-9 8-32 15-65 23-97 2-5 1-4 2-5 0-6-4-8-7-8-7 0-7 2-9 13-9 34-24 39-61 39-15 0-30 0-45 0 8-34 17-69 25-104 4-14 4-16 23-16 24 0 48 0 72 0 58 0 72 13 72 52 0 11-2 24-2 27 0 4 2 7 7 7 8 0 8-3 9-12 3-25 5-51 8-76 1-14-2-14-13-14-81 0-162 0-243 0-9 0-14 0-14 11 0 5 5 5 14 5 8 0 9 0 18 2 8 0 9 2 9 5 0 4-1 8-1 11-20 77-39 153-58 230-5 16-5 20-39 20-8 0-13 0-13 9 0 7 5 7 13 7 83 0 166 0 249 0 11 0 11 0 15-9 13-31 27-62 41-94z">
              <text:p/>
            </draw:path>
          </draw:g>
        </draw:g>
        <draw:frame draw:style-name="gr9" draw:text-style-name="P4" draw:layer="layout" svg:width="0.912cm" svg:height="0.962cm" svg:x="11.965cm" svg:y="5.145cm">
          <draw:text-box>
            <text:p>K</text:p>
          </draw:text-box>
        </draw:frame>
        <draw:frame draw:style-name="gr9" draw:text-style-name="P4" draw:layer="layout" svg:width="0.912cm" svg:height="0.962cm" svg:x="17.623cm" svg:y="5.145cm">
          <draw:text-box>
            <text:p>A</text:p>
          </draw:text-box>
        </draw:frame>
        <draw:line draw:style-name="gr5" draw:text-style-name="P1" draw:layer="layout" svg:x1="17.395cm" svg:y1="15.639cm" svg:x2="16.072cm" svg:y2="15.639cm">
          <text:p/>
        </draw:line>
        <draw:line draw:style-name="gr5" draw:text-style-name="P1" draw:layer="layout" svg:x1="17.212cm" svg:y1="15.913cm" svg:x2="16.254cm" svg:y2="15.913cm">
          <text:p/>
        </draw:line>
        <draw:line draw:style-name="gr5" draw:text-style-name="P1" draw:layer="layout" svg:x1="17.03cm" svg:y1="16.186cm" svg:x2="16.437cm" svg:y2="16.186cm">
          <text:p/>
        </draw:line>
        <draw:line draw:style-name="gr5" draw:text-style-name="P1" draw:layer="layout" svg:x1="16.847cm" svg:y1="16.46cm" svg:x2="16.619cm" svg:y2="16.46cm">
          <text:p/>
        </draw:line>
        <draw:custom-shape draw:style-name="gr10" draw:text-style-name="P5" draw:layer="layout" svg:width="0.411cm" svg:height="6.16cm" svg:x="22.824cm" svg:y="2.95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5.607cm" svg:y1="4.096cm" svg:x2="23.554cm" svg:y2="4.096cm">
          <text:p/>
        </draw:line>
        <draw:line draw:style-name="gr11" draw:text-style-name="P1" draw:layer="layout" svg:x1="25.615cm" svg:y1="4.826cm" svg:x2="23.562cm" svg:y2="4.826cm">
          <text:p/>
        </draw:line>
        <draw:line draw:style-name="gr11" draw:text-style-name="P1" draw:layer="layout" svg:x1="25.622cm" svg:y1="5.556cm" svg:x2="23.569cm" svg:y2="5.556cm">
          <text:p/>
        </draw:line>
        <draw:line draw:style-name="gr11" draw:text-style-name="P1" draw:layer="layout" svg:x1="25.629cm" svg:y1="6.286cm" svg:x2="23.576cm" svg:y2="6.286cm">
          <text:p/>
        </draw:line>
        <draw:line draw:style-name="gr11" draw:text-style-name="P1" draw:layer="layout" svg:x1="25.636cm" svg:y1="7.016cm" svg:x2="23.583cm" svg:y2="7.016cm">
          <text:p/>
        </draw:line>
        <draw:line draw:style-name="gr11" draw:text-style-name="P1" draw:layer="layout" svg:x1="25.644cm" svg:y1="7.746cm" svg:x2="23.591cm" svg:y2="7.746cm">
          <text:p/>
        </draw:line>
        <draw:line draw:style-name="gr11" draw:text-style-name="P1" draw:layer="layout" svg:x1="22.457cm" svg:y1="5.921cm" svg:x2="20.404cm" svg:y2="5.921cm">
          <text:p/>
        </draw:line>
        <draw:line draw:style-name="gr11" draw:text-style-name="P1" draw:layer="layout" svg:x1="22.465cm" svg:y1="5.191cm" svg:x2="20.412cm" svg:y2="5.191cm">
          <text:p/>
        </draw:line>
        <draw:line draw:style-name="gr11" draw:text-style-name="P1" draw:layer="layout" svg:x1="22.465cm" svg:y1="6.651cm" svg:x2="20.412cm" svg:y2="6.651cm">
          <text:p/>
        </draw:line>
        <draw:frame draw:style-name="gr9" draw:text-style-name="P4" draw:layer="layout" svg:width="2.053cm" svg:height="0.962cm" svg:x="22.003cm" svg:y="2.088cm">
          <draw:text-box>
            <text:p>Filter</text:p>
          </draw:text-box>
        </draw:frame>
        <draw:frame draw:style-name="gr12" draw:text-style-name="P4" draw:layer="layout" svg:width="3.471cm" svg:height="1.643cm" svg:x="14.946cm" svg:y="1cm">
          <draw:text-box>
            <text:p>Photozelle</text:p>
          </draw:text-box>
        </draw:frame>
        <draw:custom-shape draw:style-name="gr13" draw:text-style-name="P6" draw:layer="layout" svg:width="0.137cm" svg:height="0.137cm" svg:x="9.393cm" svg:y="14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479cm" svg:y1="23.715cm" svg:x2="9.479cm" svg:y2="26.818cm">
          <text:p/>
        </draw:line>
        <draw:line draw:style-name="gr5" draw:text-style-name="P1" draw:layer="layout" svg:x1="9.478cm" svg:y1="20.84cm" svg:x2="4.505cm" svg:y2="20.84cm">
          <text:p/>
        </draw:line>
        <draw:line draw:style-name="gr5" draw:text-style-name="P1" draw:layer="layout" svg:x1="4.505cm" svg:y1="20.886cm" svg:x2="4.505cm" svg:y2="26.817cm">
          <text:p/>
        </draw:line>
        <draw:custom-shape draw:style-name="gr14" draw:text-style-name="P2" draw:layer="layout" svg:width="1.369cm" svg:height="1.37cm" svg:x="3.821cm" svg:y="22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049cm" svg:y1="23.989cm" svg:x2="4.962cm" svg:y2="23.076cm">
          <text:p/>
        </draw:line>
        <draw:custom-shape draw:style-name="gr13" draw:text-style-name="P6" draw:layer="layout" svg:width="0.136cm" svg:height="0.136cm" svg:x="9.415cm" svg:y="20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36cm" svg:height="0.137cm" svg:x="9.416cm" svg:y="2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395cm" svg:y1="26.863cm" svg:x2="4.505cm" svg:y2="26.863cm">
          <text:p/>
        </draw:line>
        <draw:custom-shape draw:style-name="gr15" draw:text-style-name="P7" draw:layer="layout" svg:width="1.141cm" svg:height="2.51cm" svg:x="8.908cm" svg:y="22.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778cm" svg:y1="26.863cm" svg:x2="12.444cm" svg:y2="26.863cm">
          <text:p/>
        </draw:line>
        <draw:custom-shape draw:style-name="gr13" draw:text-style-name="P6" draw:layer="layout" svg:width="0.138cm" svg:height="0.137cm" svg:x="11.235cm" svg:y="2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37cm" svg:height="0.137cm" svg:x="12.33cm" svg:y="2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8§latex§$U_{o}$§svg§600§TRUE§</svg:desc>
          <draw:g>
            <draw:path draw:style-name="gr8" draw:text-style-name="P3" draw:layer="Ebene4" svg:width="0.435cm" svg:height="0.442cm" svg:x="12.775cm" svg:y="28.321cm" svg:viewBox="0 0 436 443" svg:d="M357 66c6-27 18-44 68-46 2 0 11 0 11-13-3-2 0-7-9-7-20 0-43 2-64 2-22 0-45-2-65-2-4 0-11 0-11 13 0 7 6 7 11 7 36 0 43 14 43 27 0 1-2 12-2 14-19 75-38 149-57 224-22 82-94 138-156 138-43 0-78-27-78-82 3-17 0-20 8-49 20-81 40-162 61-244 5-23 7-28 52-28 16 0 21 0 21-13 0-7-7-7-9-7-18 0-63 2-80 2-18 0-63-2-81-2-6 0-13 0-13 13 0 7 7 7 18 7 2 0 14 0 25 2 11 0 16 1 16 8 0 4-7 31-10 45-5 19-10 37-15 56-5 23-36 143-37 154-4 18-4 27-4 38 0 75 56 120 122 120 79 0 158-72 180-154 18-74 37-149 55-223z">
              <text:p/>
            </draw:path>
            <draw:path draw:style-name="gr8" draw:text-style-name="P3" draw:layer="Ebene4" svg:width="0.205cm" svg:height="0.196cm" svg:x="13.19cm" svg:y="28.651cm" svg:viewBox="0 0 206 197" svg:d="M206 75c0-48-35-75-79-75-66 0-127 61-127 120 0 45 32 77 81 77 63 0 125-57 125-122zM81 185c-24 0-45-15-45-49 0-18 9-61 25-86 20-27 45-39 65-39 25 0 45 16 45 50 0 9-6 54-26 84-16 25-43 40-64 40z">
              <text:p/>
            </draw:path>
          </draw:g>
        </draw:g>
        <draw:g>
          <svg:title>TexMaths</svg:title>
          <svg:desc>18§latex§$-$§svg§600§TRUE§</svg:desc>
          <draw:g>
            <draw:path draw:style-name="gr8" draw:text-style-name="P3" draw:layer="layout" svg:width="0.348cm" svg:height="0.022cm" svg:x="11.127cm" svg:y="26.38cm" svg:viewBox="0 0 349 23" svg:d="M330 23c10 0 19 0 19-12 0-11-9-11-19-11-104 0-207 0-311 0-9 0-19 0-19 11 0 12 10 12 19 12 104 0 207 0 311 0z">
              <text:p/>
            </draw:path>
          </draw:g>
        </draw:g>
        <draw:g>
          <svg:title>TexMaths</svg:title>
          <svg:desc>18§latex§$+$§svg§600§TRUE§</svg:desc>
          <draw:g>
            <draw:path draw:style-name="gr8" draw:text-style-name="P3" draw:layer="layout" svg:width="0.379cm" svg:height="0.38cm" svg:x="12.223cm" svg:y="26.199cm" svg:viewBox="0 0 380 381" svg:d="M202 202c53 0 106 0 158 0 9 0 20 1 20-10s-11-12-20-12c-52 0-105 0-158 0 0-53 0-107 0-160 0-8 0-20-12-20-11 0-11 12-11 20 0 53 0 107 0 160-54 0-108 0-161 0-8 0-18 1-18 12s10 10 18 10c53 0 107 0 161 0 0 53 0 106 0 159 0 9 0 20 11 20 12 0 12-11 12-20 0-53 0-106 0-159z">
              <text:p/>
            </draw:path>
          </draw:g>
        </draw:g>
        <draw:g>
          <svg:title>TexMaths</svg:title>
          <svg:desc>18§latex§$U_{E}=I_{\mathrm{Ph}}\,R$§svg§600§TRUE§</svg:desc>
          <draw:g>
            <draw:path draw:style-name="gr8" draw:text-style-name="P3" draw:layer="layout" svg:width="0.436cm" svg:height="0.442cm" svg:x="5.45cm" svg:y="23.271cm" svg:viewBox="0 0 437 443" svg:d="M358 66c7-25 18-44 68-46 4 0 11 0 11-13-2-2 0-7-7-7-22 0-43 2-65 2-21 0-45-2-66-2-4 0-11 0-11 13 0 7 5 7 11 7 36 0 43 14 43 27 0 1-2 12-2 14-19 75-37 150-56 224-21 85-95 139-158 139-43 0-77-27-77-81 0-2 0-22 7-50 20-82 41-163 61-245 5-21 7-28 54-28 16 0 22 0 22-13 0-7-8-7-9-7-18 0-63 2-81 2-20 0-63-2-83-2-4 0-11 0-11 13 0 7 5 7 18 7 8 0 13 0 23 2 11 0 17 1 17 9 0 3-8 30-11 44-4 19-9 37-13 56-7 25-36 144-39 154-4 18-4 29-4 38 0 75 58 120 124 120 79 0 157-71 178-154 19-74 37-148 56-223z">
              <text:p/>
            </draw:path>
            <draw:path draw:style-name="gr8" draw:text-style-name="P3" draw:layer="layout" svg:width="0.341cm" svg:height="0.299cm" svg:x="5.869cm" svg:y="23.495cm" svg:viewBox="0 0 342 300" svg:d="M320 197c2-5 1-4 2-7 0-3-2-7-7-7-2 1-4 0-6 2 0 1 0 2-5 12-29 65-52 87-124 87-25 0-50 0-76 0-12 0-12 0-12-4 0-2 0-4 0-11 10-39 20-78 30-116 17 0 34 0 51 0 34 0 39 5 39 19 0 6-2 13-3 20-2 4-2 4-2 5 3 2 2 6 9 6 5 0 5-2 7-9 8-32 17-65 25-97 2-5 1-4 2-5 0-6-4-8-9-8s-5 2-9 13c-9 34-22 39-59 39-16 0-31 0-47 0 9-34 18-69 27-104 4-14 4-16 22-16 24 0 49 0 73 0 58 0 72 13 72 52 0 11-2 24-2 27 0 4 2 7 8 7 7 0 7-3 9-12 2-25 4-51 7-76 2-14-2-14-13-14-81 0-162 0-243 0-9 0-14 0-14 11 0 5 4 5 14 5 8 0 9 0 17 2 9 0 10 2 10 5 0 4-1 8-1 11-20 77-40 153-60 230-3 16-3 20-39 20-8 0-13 0-13 9 0 7 5 7 13 7 83 0 166 0 250 0 12 0 12 0 16-9 14-31 27-62 41-94z">
              <text:p/>
            </draw:path>
            <draw:path draw:style-name="gr8" draw:text-style-name="P3" draw:layer="layout" svg:width="0.418cm" svg:height="0.146cm" svg:x="6.477cm" svg:y="23.47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3" draw:layer="layout" svg:width="0.292cm" svg:height="0.428cm" svg:x="7.13cm" svg:y="23.271cm" svg:viewBox="0 0 293 429" svg:d="M214 48c5-21 9-28 58-28 16 0 21 0 21-13 0-7-7-7-11-7-18 0-64 2-82 2-20 0-65-2-85-2-3 0-12 0-12 13 0 7 5 7 18 7 27 0 43 0 43 12 0 2 0 4 0 9-29 113-58 226-87 340-5 23-7 28-57 28-15 0-20 0-20 13 0 7 7 7 9 7 18 0 65-2 83-2 20 0 66 2 84 2 6 0 13 0 13-11 0-9-5-9-18-9s-14 0-27 0c-14-2-16-3-16-11 0-5 2-10 2-14 28-112 56-224 84-336z">
              <text:p/>
            </draw:path>
            <draw:path draw:style-name="gr8" draw:text-style-name="P3" draw:layer="layout" svg:width="0.281cm" svg:height="0.301cm" svg:x="7.413cm" svg:y="23.494cm" svg:viewBox="0 0 282 302" svg:d="M86 165c27 0 54 0 81 0 65 0 115-38 115-81 0-45-50-84-115-84-55 0-111 0-167 0 0 5 0 11 0 16 4 0 7 0 11 0 32 0 34 6 34 20 0 76 0 153 0 230 0 14-2 19-34 19-4 0-7 0-11 0 0 6 0 11 0 17 22-2 50-2 67-2 16 0 43 0 66 2 0-6 0-11 0-17-3 0-7 0-11 0-34 0-36-3-36-19 0-34 0-67 0-101zM157 16c73 0 77 41 77 68 0 18 0 67-77 67-24 0-48 0-72 0 0-39 0-78 0-117 0-14 1-18 21-18 17 0 34 0 51 0z">
              <text:p/>
            </draw:path>
            <draw:path draw:style-name="gr8" draw:text-style-name="P3" draw:layer="layout" svg:width="0.236cm" svg:height="0.304cm" svg:x="7.749cm" svg:y="23.49cm" svg:viewBox="0 0 237 305" svg:d="M205 172c0-39-20-61-66-61-40 0-62 24-71 40h-1c0-50 0-101 0-151-23 1-45 2-67 4 0 5 0 10 0 16 31 0 34 3 34 25 0 75 0 149 0 224 0 20-5 20-34 20 0 5 0 11 0 16 2 0 32-2 52-2 16 0 47 2 51 2 0-5 0-11 0-16-29 0-35 0-35-20 0-26 0-52 0-79 0-45 38-66 67-66 31 0 34 23 34 47 0 32 0 65 0 98 0 20-3 20-32 20 0 5 0 11 0 16 17 0 32-2 50-2 16 0 47 2 50 2 0-5 0-11 0-16-28 0-32 0-32-20 0-32 0-64 0-97z">
              <text:p/>
            </draw:path>
            <draw:path draw:style-name="gr8" draw:text-style-name="P3" draw:layer="layout" svg:width="0.451cm" svg:height="0.442cm" svg:x="8.168cm" svg:y="23.271cm" svg:viewBox="0 0 452 443" svg:d="M210 43c4-14 6-21 18-23 6 0 27 0 40 0 43 0 113 0 113 63 0 21-9 63-34 88-17 17-50 37-106 37-24 0-48 0-72 0 14-55 28-110 41-165zM302 215c63-12 139-57 139-120 0-54-56-95-139-95-60 0-121 0-181 0-13 0-18 0-18 13 0 7 5 7 18 7 1 0 12 0 23 2 13 0 18 1 18 9 0 3 0 5-4 12-28 113-56 225-84 338-6 25-7 28-58 28-11 0-16 0-16 13 0 7 7 7 9 7 18 0 61-2 79-2s63 2 81 2c6 0 13 0 13-13 0-7-6-7-18-7-24 0-42 0-42-11 0-3 2-7 2-10 14-56 28-112 42-167 25 0 50 0 75 0 58 0 68 36 68 57 0 11-3 29-7 43-5 18-11 42-11 54 0 68 76 68 85 68 52 0 76-62 76-71 0-8-5-5-8-8-7 0-7 4-9 8-16 46-43 57-57 57-22 0-25-13-25-38 0-19 3-52 5-71 2-9 4-22 4-29 0-49-44-68-60-76z">
              <text:p/>
            </draw:path>
          </draw:g>
        </draw:g>
        <draw:line draw:style-name="gr5" draw:text-style-name="P1" draw:layer="layout" svg:x1="9.479cm" svg:y1="17.464cm" svg:x2="9.479cm" svg:y2="22.3cm">
          <text:p/>
        </draw:line>
        <draw:line draw:style-name="gr5" draw:text-style-name="P1" draw:layer="layout" svg:x1="11.692cm" svg:y1="17.464cm" svg:x2="9.456cm" svg:y2="17.464cm">
          <text:p/>
        </draw:line>
        <draw:custom-shape draw:style-name="gr13" draw:text-style-name="P6" draw:layer="layout" svg:width="0.137cm" svg:height="0.137cm" svg:x="16.694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3.312cm" svg:y1="17.464cm" svg:x2="11.624cm" svg:y2="17.464cm">
          <text:p/>
        </draw:line>
        <draw:line draw:style-name="gr17" draw:text-style-name="P1" draw:layer="layout" svg:x1="16.756cm" svg:y1="23.372cm" svg:x2="16.756cm" svg:y2="21.593cm">
          <text:p/>
        </draw:line>
        <draw:line draw:style-name="gr5" draw:text-style-name="P1" draw:layer="layout" svg:x1="16.756cm" svg:y1="23.532cm" svg:x2="16.756cm" svg:y2="27.75cm">
          <text:p/>
        </draw:line>
        <draw:custom-shape draw:style-name="gr13" draw:text-style-name="P6" draw:layer="layout" svg:width="0.137cm" svg:height="0.137cm" svg:x="16.695cm" svg:y="2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395cm" svg:y1="27.75cm" svg:x2="16.072cm" svg:y2="27.75cm">
          <text:p/>
        </draw:line>
        <draw:line draw:style-name="gr5" draw:text-style-name="P1" draw:layer="layout" svg:x1="17.212cm" svg:y1="28.023cm" svg:x2="16.254cm" svg:y2="28.023cm">
          <text:p/>
        </draw:line>
        <draw:line draw:style-name="gr5" draw:text-style-name="P1" draw:layer="layout" svg:x1="17.03cm" svg:y1="28.297cm" svg:x2="16.437cm" svg:y2="28.297cm">
          <text:p/>
        </draw:line>
        <draw:line draw:style-name="gr5" draw:text-style-name="P1" draw:layer="layout" svg:x1="16.847cm" svg:y1="28.571cm" svg:x2="16.619cm" svg:y2="28.571cm">
          <text:p/>
        </draw:line>
        <draw:custom-shape draw:style-name="gr13" draw:text-style-name="P6" draw:layer="layout" svg:width="0.137cm" svg:height="0.136cm" svg:x="16.694cm" svg:y="26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3.471cm" svg:height="1.673cm" svg:x="5.579cm" svg:y="10.25cm">
          <draw:text-box>
            <text:p>Messver-</text:p>
            <text:p>stärker</text:p>
          </draw:text-box>
        </draw:frame>
        <draw:frame draw:style-name="gr19" draw:text-style-name="P4" draw:layer="layout" svg:width="3.471cm" svg:height="1.923cm" svg:x="0.629cm" svg:y="22.75cm">
          <draw:text-box>
            <text:p>Messver-</text:p>
            <text:p>stärker</text:p>
          </draw:text-box>
        </draw:frame>
        <draw:frame draw:style-name="gr19" draw:text-style-name="P4" draw:layer="layout" svg:width="3.471cm" svg:height="1.923cm" svg:x="10.504cm" svg:y="27.293cm">
          <draw:text-box>
            <text:p>Batterie-</text:p>
            <text:p>Quelle</text:p>
          </draw:text-box>
        </draw:frame>
        <draw:line draw:style-name="gr20" draw:text-style-name="P1" draw:layer="layout" svg:x1="11.33cm" svg:y1="27.45cm" svg:x2="12.106cm" svg:y2="26.392cm">
          <text:p/>
        </draw:line>
        <draw:g>
          <svg:title>TexMaths</svg:title>
          <svg:desc>18§latex§$R= 100\, \mathrm{M\Omega}$§svg§600§TRUE§</svg:desc>
          <draw:g>
            <draw:path draw:style-name="gr8" draw:text-style-name="P3" draw:layer="Ebene4" svg:width="0.451cm" svg:height="0.442cm" svg:x="10.55cm" svg:y="23.286cm" svg:viewBox="0 0 452 443" svg:d="M212 43c4-14 6-21 18-23 6 0 25 0 38 0 45 0 115 0 115 61 0 21-11 64-34 89-18 16-50 36-108 36-23 0-47 0-70 0 14-54 27-109 41-163zM302 215c65-14 141-57 141-122 0-54-58-93-141-93-60 0-120 0-180 0-12 0-18 0-18 13 0 7 6 7 17 7 1 0 14 0 25 0 10 2 16 2 16 10 0 2 0 4-2 13-28 112-56 225-84 337-8 25-8 29-58 29-11 0-18 0-18 12 0 7 6 5 9 7 18 0 64-1 81-1s61 1 79 1c5 0 13 0 13-12 0-7-6-7-18-7-24 0-40 0-40-11 0-4 0-7 2-11 14-55 28-111 41-167 25 0 51 0 76 0 57 0 68 36 68 58 0 9-5 28-9 43-5 18-11 41-11 54 0 68 76 68 85 68 54 0 76-63 76-72s-5-6-8-9c-5 0-7 5-9 9-14 47-41 57-57 57-20 0-25-12-25-37 0-20 5-52 7-72 2-9 2-21 2-30 0-49-42-67-60-74z">
              <text:p/>
            </draw:path>
            <draw:path draw:style-name="gr8" draw:text-style-name="P3" draw:layer="Ebene4" svg:width="0.418cm" svg:height="0.146cm" svg:x="11.221cm" svg:y="23.485cm" svg:viewBox="0 0 419 147" svg:d="M398 25c10 0 21 0 21-12 0-13-11-13-20-13-126 0-253 0-379 0-9 0-20 0-20 13 0 12 11 12 22 12 125 0 250 0 376 0zM399 147c9 0 20 0 20-13 0-12-11-12-21-12-126 0-251 0-376 0-11 0-22 0-22 12 0 13 11 13 20 13 126 0 253 0 379 0z">
              <text:p/>
            </draw:path>
            <draw:path draw:style-name="gr8" draw:text-style-name="P3" draw:layer="Ebene4" svg:width="0.208cm" svg:height="0.417cm" svg:x="11.908cm" svg:y="23.297cm" svg:viewBox="0 0 209 418" svg:d="M130 16c0-16 0-16-15-16-39 39-95 39-115 39 0 7 0 14 0 20 13 0 50 0 83-16 0 109 0 217 0 326 0 22-2 29-60 29-6 0-13 0-19 0 0 6 0 13 0 20 21-2 77-2 102-2s81 0 103 2c0-7 0-14 0-20-7 0-14 0-20 0-58 0-59-6-59-29 0-117 0-235 0-353z">
              <text:p/>
            </draw:path>
            <draw:path draw:style-name="gr8" draw:text-style-name="P3" draw:layer="Ebene4" svg:width="0.265cm" svg:height="0.431cm" svg:x="12.192cm" svg:y="23.297cm" svg:viewBox="0 0 266 432" svg:d="M266 217c0-50-3-101-25-147-29-61-81-70-108-70-38 0-84 16-110 73-19 45-23 94-23 144 0 46 4 104 29 152 27 50 74 63 104 63 34 0 83-13 110-74 20-43 23-91 23-141zM133 418c-25 0-63-15-74-76-7-37-7-95-7-132 0-42 0-83 6-117 12-73 59-80 75-80 20 0 63 12 74 73 7 36 7 84 7 124 0 46 0 89-7 129-9 61-45 79-74 79z">
              <text:p/>
            </draw:path>
            <draw:path draw:style-name="gr8" draw:text-style-name="P3" draw:layer="Ebene4" svg:width="0.265cm" svg:height="0.431cm" svg:x="12.509cm" svg:y="23.297cm" svg:viewBox="0 0 266 432" svg:d="M266 217c0-50-3-101-25-147-31-61-81-70-108-70-38 0-84 16-110 73-21 45-23 94-23 144 0 46 2 104 29 152 27 50 72 63 102 63 34 0 83-13 112-74 20-43 23-91 23-141zM131 418c-23 0-61-15-72-76-7-37-7-95-7-132 0-42 0-83 6-117 10-73 59-80 73-80 22 0 63 12 76 73 5 36 5 84 5 124 0 46 0 89-5 129-11 61-47 79-76 79z">
              <text:p/>
            </draw:path>
            <draw:path draw:style-name="gr8" draw:text-style-name="P3" draw:layer="Ebene4" svg:width="0.531cm" svg:height="0.427cm" svg:x="12.928cm" svg:y="23.286cm" svg:viewBox="0 0 532 428" svg:d="M130 13c-6-13-8-13-22-13-36 0-72 0-108 0 0 7 0 13 0 20 5 0 11 0 16 0 49 0 49 5 49 28 0 105 0 209 0 314 0 18 0 47-65 47 0 6 0 13 0 19 22 0 53-1 74-1 20 0 52 1 74 1 0-6 0-13 0-19-65 0-65-29-65-47 0-113 0-226 0-339 0 0 1 0 2 0 50 131 100 262 151 393 3 7 7 12 12 12 7 0 9-5 13-10 51-133 103-266 155-398 0 120 0 240 0 360 0 23 0 29-49 29-5 0-11 0-16 0 0 6 0 13 0 19 23-1 67-1 92-1 24 0 66 0 89 1 0-6 0-13 0-19-4 0-9 0-14 0-50 0-50-6-50-29 0-111 0-221 0-332 0-23 0-28 50-28 5 0 10 0 14 0 0-7 0-13 0-20-35 0-70 0-106 0-18 0-18 0-21 11-46 118-93 236-139 355-45-118-91-236-136-353z">
              <text:p/>
            </draw:path>
            <draw:path draw:style-name="gr8" draw:text-style-name="P3" draw:layer="Ebene4" svg:width="0.398cm" svg:height="0.442cm" svg:x="13.513cm" svg:y="23.272cm" svg:viewBox="0 0 399 443" svg:d="M399 341c-5 0-10 0-16 0-3 17-5 32-11 46-3 11-5 14-41 14-17 0-34 0-50 0 7-34 27-64 55-105 29-45 56-88 56-138 0-88-86-158-192-158-108 0-193 72-193 158 0 50 25 93 56 138 27 41 47 71 56 105-17 0-34 0-51 0-36 0-37-3-41-14-5-14-9-30-13-46-4 0-9 0-14 0 7 34 13 68 20 102 33 0 67 0 101 0 14 0 16 0 16-13 0-45-20-100-34-140-13-36-31-86-31-132 0-101 70-144 128-144 59 0 127 45 127 144 0 46-18 95-36 145-9 27-30 84-30 127 0 13 2 13 18 13 33 0 66 0 99 0 7-34 14-68 21-10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17T15:31:46.678096410</dc:date>
    <meta:editing-duration>PT3H44M14S</meta:editing-duration>
    <meta:editing-cycles>53</meta:editing-cycles>
    <meta:generator>LibreOffice/7.3.7.2$Linux_X86_64 LibreOffice_project/30$Build-2</meta:generator>
    <meta:document-statistic meta:object-count="90"/>
  </office:meta>
</office:document-meta>
</file>